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Kunyomi">
      <style:graphic-properties fo:min-height="0.757cm" fo:min-width="8.929cm"/>
    </style:style>
    <style:style style:name="gr20" style:family="graphic" style:parent-style-name="English">
      <style:graphic-properties fo:min-height="1.009cm" fo:min-width="8.928cm"/>
    </style:style>
    <style:style style:name="gr21" style:family="graphic" style:parent-style-name="Onyomi">
      <style:graphic-properties fo:min-height="0.759cm" fo:min-width="8.929cm"/>
    </style:style>
    <style:style style:name="gr22" style:family="graphic" style:parent-style-name="English">
      <style:graphic-properties fo:min-height="1.01cm" fo:min-width="8.929cm"/>
    </style:style>
    <style:style style:name="gr23" style:family="graphic" style:parent-style-name="Onyomi">
      <style:graphic-properties fo:min-height="0.759cm" fo:min-width="8.928cm"/>
    </style:style>
    <style:style style:name="gr24" style:family="graphic" style:parent-style-name="Meaning">
      <style:graphic-properties fo:min-height="0.758cm" fo:min-width="8.928cm"/>
    </style:style>
    <style:style style:name="gr25" style:family="graphic" style:parent-style-name="Meaning">
      <style:graphic-properties fo:min-height="0.757cm" fo:min-width="8.928cm"/>
    </style:style>
    <style:style style:name="gr26" style:family="graphic" style:parent-style-name="Kunyomi">
      <style:graphic-properties fo:min-height="0.757cm" fo:min-width="8.928cm"/>
    </style:style>
    <style:style style:name="gr27" style:family="graphic" style:parent-style-name="Meaning">
      <style:graphic-properties fo:min-height="0.757cm" fo:min-width="8.929cm"/>
    </style:style>
    <style:style style:name="gr28" style:family="graphic" style:parent-style-name="Meaning">
      <style:graphic-properties fo:min-height="0.758cm" fo:min-width="8.928cm"/>
    </style:style>
    <style:style style:name="gr29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0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1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3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4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5" style:family="graphic" style:parent-style-name="English">
      <style:graphic-properties fo:min-height="1.009cm" fo:min-width="8.929cm"/>
    </style:style>
    <style:style style:name="gr36" style:family="graphic" style:parent-style-name="Onyomi">
      <style:graphic-properties fo:min-height="0.758cm" fo:min-width="8.929cm"/>
    </style:style>
    <style:style style:name="gr37" style:family="graphic" style:parent-style-name="Example">
      <style:graphic-properties fo:min-height="0.96cm" fo:min-width="8.929cm"/>
    </style:style>
    <style:style style:name="gr38" style:family="graphic" style:parent-style-name="English">
      <style:graphic-properties fo:min-height="1.01cm" fo:min-width="8.928cm"/>
    </style:style>
    <style:style style:name="gr39" style:family="graphic" style:parent-style-name="Onyomi">
      <style:graphic-properties fo:min-height="0.758cm" fo:min-width="8.928cm"/>
    </style:style>
    <style:style style:name="gr40" style:family="graphic" style:parent-style-name="Example">
      <style:graphic-properties fo:min-height="0.96cm" fo:min-width="8.928cm"/>
    </style:style>
    <style:style style:name="gr41" style:family="graphic" style:parent-style-name="Onyomi">
      <style:graphic-properties fo:min-height="0.759cm" fo:min-width="8.929cm"/>
    </style:style>
    <style:style style:name="gr42" style:family="graphic" style:parent-style-name="English">
      <style:graphic-properties fo:min-height="1.009cm" fo:min-width="8.928cm"/>
    </style:style>
    <style:style style:name="gr43" style:family="graphic" style:parent-style-name="English">
      <style:graphic-properties fo:min-height="1.01cm" fo:min-width="8.929cm"/>
    </style:style>
    <style:style style:name="gr44" style:family="graphic" style:parent-style-name="Onyomi">
      <style:graphic-properties fo:min-height="0.759cm" fo:min-width="8.928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以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意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悪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暗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医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員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運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映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引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院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英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遠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DEA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ind - heart - taste - thought - desire - car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合意 (ごうい) - agreement</text:p>
              <text:p text:style-name="P1">意見 (いけん) - opinion</text:p>
              <text:p text:style-name="P1">意味 (いみ) - meaning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Y MEANS OF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ecause - in view of - compared with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以上 (いじょう) - not less than</text:p>
              <text:p text:style-name="P1">以来 (いらい) - since</text:p>
              <text:p text:style-name="P1">以降 (いこう) - on and aft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もっ.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ARKNES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isappear - shade - informal - grow dark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ア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暗い (くらい) - dark</text:p>
              <text:p text:style-name="P1">暗殺 (あんさつ) - assassination</text:p>
              <text:p text:style-name="P1">明暗 (めいあん) - light and darkness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くら.い　くら.む　くれ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BA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vice - rascal - false - evil - wrong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ク　オ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悪い (にくい) - hateful</text:p>
              <text:p text:style-name="P1">悪化 (あっか) - deterioration</text:p>
              <text:p text:style-name="P1">最悪 (さいあく) - the wors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わる.い　わる-　あ.し　にく.い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MPLOYE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ember - number - the one in charge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DOCTO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edicin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医療 (いりょう) - medical care</text:p>
              <text:p text:style-name="P1">医師 (いし) - doctor</text:p>
              <text:p text:style-name="P1">医学 (いがく) - medical scie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い.やす　い.する　くす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REFLEC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eflection - project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映画 (えいが) - movie</text:p>
              <text:p text:style-name="P1">反映 (はんえい) - influence</text:p>
              <text:p text:style-name="P1">映像 (えいぞう) - reflectio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うつ.る　うつ.す　は.える　-ば.え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CARR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luck - destiny - fate - lot - transport - progress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ウ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運動 (うんどう) - motion</text:p>
              <text:p text:style-name="P1">運営 (うんえい) - management</text:p>
              <text:p text:style-name="P1">運転 (うんてん) - oper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こ.ぶ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INST.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nstitution - temple - mansion - school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病院 (びょういん) - hospital</text:p>
              <text:p text:style-name="P1">衆院 (しゅういん) - lower house of the Diet</text:p>
              <text:p text:style-name="P1">参院 (さんいん) - House of Councillors</text:p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PU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ug - jerk - admit - install - quote - refer to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イ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取引 (とりひき) - transactions</text:p>
              <text:p text:style-name="P1">引く (ひく) - to pull</text:p>
              <text:p text:style-name="P1">引退 (いんたい) - retir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ひ.く　ひ.き　ひ.き-　-び.き　ひ.け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ISTAN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a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エン　オ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遠い (とおい) - far</text:p>
              <text:p text:style-name="P1">遠く (とおく) - far away</text:p>
              <text:p text:style-name="P1">遠征 (えんせい) - expedition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とお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ENGLAND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English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エ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英語 (えいご) - English (language)</text:p>
              <text:p text:style-name="P1">英雄 (えいゆう) - hero</text:p>
              <text:p text:style-name="P1">育英 (いくえい) - educ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なぶさ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夏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家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屋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音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歌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画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界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回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楽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寒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OUS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ome - family - professional - expert - perform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　ケ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家族 (かぞく) - family</text:p>
              <text:p text:style-name="P1">国家 (こっか) - state</text:p>
              <text:p text:style-name="P1">政治家 (せいじか) - politician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いえ　や　う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UMMER</text:p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　ガ　ゲ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夏休み (なつやすみ) - summer vacation</text:p>
              <text:p text:style-name="P1">今夏 (こんか) - this summer</text:p>
              <text:p text:style-name="P1">冷夏 (れいか) - a cool summ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なつ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OUN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nois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オン　イン　-ノ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音楽 (おんがく) - music</text:p>
              <text:p text:style-name="P1">本音 (ほんね) - real intention</text:p>
              <text:p text:style-name="P1">騒音 (そうおん) - nois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おと　ね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ROOF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ouse - shop - dealer - selle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オ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名古屋 (なごや) - Nagoya (city)</text:p>
              <text:p text:style-name="P1">部屋 (へや) - room</text:p>
              <text:p text:style-name="P1">屋根 (やね) - roof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RUSH-STROK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icture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ガ　カク　エ　カ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計画 (けいかく) - plan</text:p>
              <text:p text:style-name="P1">映画 (えいが) - movie</text:p>
              <text:p text:style-name="P1">企画 (きかく) - planning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えが.く　かく.する　かぎ.る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O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ing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歌う (うたう) - to sing</text:p>
              <text:p text:style-name="P1">歌手 (かしゅ) - singer</text:p>
              <text:p text:style-name="P1">歌舞伎 (かぶき) - kabuki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た　うた.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OPE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unfold - unsea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開発 (かいはつ) - development</text:p>
              <text:p text:style-name="P1">開く (あく) - to open (e.g., doors)</text:p>
              <text:p text:style-name="P1">開催 (かいさい) - holding a meeting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ひら.く　ひら.き　-びら.き　ひら.ける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WORLD</text:p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世界 (せかい) - the world</text:p>
              <text:p text:style-name="P1">業界 (ぎょうかい) - industry</text:p>
              <text:p text:style-name="P1">政界 (せいかい) - political world</text:p>
            </draw:text-box>
            <svg:title>examples</svg:title>
          </draw:frame>
          <draw:frame draw:style-name="gr26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A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ocean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海外 (かいがい) - foreign</text:p>
              <text:p text:style-name="P1">海軍 (かいぐん) - navy</text:p>
              <text:p text:style-name="P1">海上 (かいじょう) - sea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うみ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-TIME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ound - game - revolve - counter for occurrences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カイ　エ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今回 (こんかい) - now</text:p>
              <text:p text:style-name="P1">回復 (かいふく) - recovery (from illness)</text:p>
              <text:p text:style-name="P1">上回る (うわまわる) - to excee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まわ.る　-まわ.る　-まわ.り　まわ.す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LD</text:p>
            </draw:text-box>
            <svg:title>english</svg:title>
          </draw:frame>
          <draw:frame draw:style-name="gr27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寒い (さぶい) - cold (e.g., weather)</text:p>
              <text:p text:style-name="P1">寒さ (さむさ) - coldness</text:p>
              <text:p text:style-name="P1">寒気 (かんき) - cold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さむ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MUSIC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omfort - eas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ガク　ラク　ゴ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音楽 (おんがく) - music</text:p>
              <text:p text:style-name="P1">楽しむ (たのしむ) - to enjoy (oneself)</text:p>
              <text:p text:style-name="P1">楽しい (たのしい) - enjoyabl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の.しい　たの.しむ　この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顔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帰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漢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館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起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急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去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京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究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牛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強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教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OMECOMIN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arrive at - lead to - result i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帰国 (きこく) - return to one's country</text:p>
              <text:p text:style-name="P1">帰る (かえる) - to return</text:p>
              <text:p text:style-name="P1">復帰 (ふっき) - return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かえ.る　かえ.す　おく.る　とつ.ぐ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AC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expressi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笑顔 (えがお) - smiling face</text:p>
              <text:p text:style-name="P1">似顔 (にがお) - portrait</text:p>
              <text:p text:style-name="P1">顔ぶれ (かおぶれ) - personnel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UILD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ansion - large building - palac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会館 (かいかん) - meeting hall</text:p>
              <text:p text:style-name="P1">大使館 (たいしかん) - embassy</text:p>
              <text:p text:style-name="P1">美術館 (びじゅつかん) - art gallery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やかた　た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SINO-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hina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漢字 (かんじ) - Chinese characters</text:p>
              <text:p text:style-name="P1">漢方薬 (かんぽうやく) - herbal medicine</text:p>
              <text:p text:style-name="P1">漢方 (かんぽう) - traditional Chinese medicine</text:p>
            </draw:text-box>
            <svg:title>examples</svg:title>
          </draw:frame>
          <draw:frame draw:style-name="gr26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URR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emergency - sudden - steep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緊急 (きんきゅう) - urgent</text:p>
              <text:p text:style-name="P1">急ぐ (いそぐ) - to hurry</text:p>
              <text:p text:style-name="P1">急増 (きゅうぞう) - explosion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いそ.ぐ　いそ.ぎ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ROUS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ake up - get u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起きる (おきる) - to get up</text:p>
              <text:p text:style-name="P1">起こす (おこす) - to raise</text:p>
              <text:p text:style-name="P1">起訴 (きそ) - prosecu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.きる　お.こる　お.こす　おこ.す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CAPITA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10**16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ョウ　ケイ　キ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京都 (きょうと) - Kyoto</text:p>
              <text:p text:style-name="P1">北京 (ぺきん) - Beijing (China)</text:p>
              <text:p text:style-name="P1">南京 (ナンキン) - Nanking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みやこ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GON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ast - quit - leave - elapse - eliminate - divor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ョ　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過去 (かこ) - the past</text:p>
              <text:p text:style-name="P1">死去 (しきょ) - death</text:p>
              <text:p text:style-name="P1">去る (さる) - to leav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.る　-さ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OW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ギュ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牛乳 (ぎゅうにゅう) - milk</text:p>
              <text:p text:style-name="P1">牛肉 (ぎゅうにく) - beef</text:p>
              <text:p text:style-name="P1">牛歩 (ぎゅうほ) - snail's pac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うし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RESEARC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tudy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キュウ　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研究 (けんきゅう) - study</text:p>
              <text:p text:style-name="P1">研究者 (けんきゅうしゃ) - researcher</text:p>
              <text:p text:style-name="P1">研究員 (けんきゅういん) - research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きわ.め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EAC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aith - doctrin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教授 (きょうじゅ) - professor</text:p>
              <text:p text:style-name="P1">教育 (きょういく) - training</text:p>
              <text:p text:style-name="P1">教える (おしえる) - to teach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おし.える　おそ.わ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TRONG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ョウ　ゴ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強い (こわい) - tough</text:p>
              <text:p text:style-name="P1">強調 (きょうちょう) - emphasis</text:p>
              <text:p text:style-name="P1">強化 (きょうか) - strengthe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よ.い　つよ.まる　つよ.める　し.い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銀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区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近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兄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計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犬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研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軽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建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験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AR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istric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ク　オウ　コ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地区 (ちく) - district</text:p>
              <text:p text:style-name="P1">同区 (どうく) - same ward</text:p>
              <text:p text:style-name="P1">区内 (くない) - in the ward or borough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ILVER</text:p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ギ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銀行 (ぎんこう) - bank</text:p>
              <text:p text:style-name="P1">銀座 (ぎんざ) - Ginza (shopping district in Tokyo)</text:p>
              <text:p text:style-name="P1">都銀 (とぎん) - city bank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しろが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NEA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early - akin - tantamou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ン　コ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近く (ちかく) - near</text:p>
              <text:p text:style-name="P1">最近 (さいきん) - most recent</text:p>
              <text:p text:style-name="P1">近い (ちかい) - near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ちか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BUSINES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vocation - arts - performan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ギョウ　ゴ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企業 (きぎょう) - enterprise</text:p>
              <text:p text:style-name="P1">事業 (じぎょう) - project</text:p>
              <text:p text:style-name="P1">業界 (ぎょうかい) - industr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わざ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LO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lan - scheme - measure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計画 (けいかく) - plan</text:p>
              <text:p text:style-name="P1">計算 (けいさん) - calculation</text:p>
              <text:p text:style-name="P1">設計 (せっけい) - plan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はか.る　はか.ら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ELDER BROTH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ig broth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ケイ　キ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兄弟 (きょうだい) - siblings</text:p>
              <text:p text:style-name="P1">実兄 (じっけい) - one's own elder brother</text:p>
              <text:p text:style-name="P1">兄貴 (あにき) - one's senio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に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POLIS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udy of - sharpe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研究 (けんきゅう) - study</text:p>
              <text:p text:style-name="P1">研修 (けんしゅう) - training (esp. in-service)</text:p>
              <text:p text:style-name="P1">研究者 (けんきゅうしゃ) - researcher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と.ぐ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DOG</text:p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盲導犬 (もうどうけん) - guide dog for the blind</text:p>
              <text:p text:style-name="P1">愛犬 (あいけん) - pet dog</text:p>
              <text:p text:style-name="P1">飼い犬 (かいいぬ) - pet dog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ぬ　いぬ-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UILD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ケン　コ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建設 (けんせつ) - construction</text:p>
              <text:p text:style-name="P1">再建 (さいけん) - rebuilding</text:p>
              <text:p text:style-name="P1">建築 (けんちく) - construction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た.てる　た.て　-だ.て　た.つ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LIGHTL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rifling - unimportant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軽い (かるい) - light (i.e., not heavy)</text:p>
              <text:p text:style-name="P1">軽減 (けいげん) - abatement</text:p>
              <text:p text:style-name="P1">軽傷 (けいしょう) - minor injur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る.い　かろ.やか　かろ.んじ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VERIFICA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ffect - testing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ン　ゲ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経験 (けいけん) - experience</text:p>
              <text:p text:style-name="P1">実験 (じっけん) - experiment</text:p>
              <text:p text:style-name="P1">体験 (たいけん) - personal experienc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あかし　しるし　ため.す　ため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PREFECTURE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県警 (けんけい) - prefectural police</text:p>
              <text:p text:style-name="P1">同県 (どうけん) - the same prefecture</text:p>
              <text:p text:style-name="P1">県内 (けんない) - within the prefectur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好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工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元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広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考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菜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作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合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黒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仕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RAF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nstruction - katakana e radical (no. 48)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　ク　グ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工場 (こうじょう) - factory</text:p>
              <text:p text:style-name="P1">工事 (こうじ) - construction work</text:p>
              <text:p text:style-name="P1">工業 (こうぎょう) - industry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ON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leasing - like something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好き (すき) - liking</text:p>
              <text:p text:style-name="P1">友好 (ゆうこう) - friendship</text:p>
              <text:p text:style-name="P1">好調 (こうちょう) - favorabl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この.む　す.く　よ.い　い.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A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ligh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観光 (かんこう) - sightseeing</text:p>
              <text:p text:style-name="P1">光る (ひかる) - to shine</text:p>
              <text:p text:style-name="P1">光景 (こうけい) - scen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ひか.る　ひか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BEGINNING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mer time - origi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ゲン　ガ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地元 (じもと) - home area</text:p>
              <text:p text:style-name="P1">元気 (げんき) - health(y)</text:p>
              <text:p text:style-name="P1">元首 (げんしゅ) - rule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もと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ONSID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hink over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考える (かんがえる) - to consider</text:p>
              <text:p text:style-name="P1">考え (かんがえ) - thinking</text:p>
              <text:p text:style-name="P1">考え方 (かんがえかた) - way of thinking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かんが.える　かんが.え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WID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road - spaciou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広島 (ひろしま) - Hiroshima (city)</text:p>
              <text:p text:style-name="P1">広がる (ひろがる) - to spread (out)</text:p>
              <text:p text:style-name="P1">広げる (ひろげる) - to sprea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ひろ.い　ひろ.まる　ひろ.め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MAK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roduction - prepare - buil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ク　サ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作る (つくる) - to make</text:p>
              <text:p text:style-name="P1">作業 (さぎょう) - work</text:p>
              <text:p text:style-name="P1">作家 (さっか) - author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つく.る　つく.り　-づく.り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VEGETABL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ide dish - green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野菜 (やさい) - vegetable</text:p>
              <text:p text:style-name="P1">山菜 (さんさい) - edible wild plants</text:p>
              <text:p text:style-name="P1">菜園 (さいえん) - vegetable garde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LACK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黒字 (くろじ) - balance (figure) in the black</text:p>
              <text:p text:style-name="P1">黒人 (こくじん) - black person</text:p>
              <text:p text:style-name="P1">黒い (くろい) - black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くろ　くろ.ずむ　くろ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FI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uit - join - 0.1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ゴウ　ガッ　カッ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場合 (ばあい) - case</text:p>
              <text:p text:style-name="P1">合意 (ごうい) - agreement</text:p>
              <text:p text:style-name="P1">試合 (しあい) - match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.う　-あ.う　あ.い　あい-　-あ.い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TTEN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oing - official - serv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　ジ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仕事 (しごと) - work</text:p>
              <text:p text:style-name="P1">仕組み (しくみ) - structure</text:p>
              <text:p text:style-name="P1">仕方 (しかた) - way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つか.え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PRODUCTS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bear - give birth - yield - childbirth - nativ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サ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生産 (せいさん) - production</text:p>
              <text:p text:style-name="P1">産業 (さんぎょう) - industry</text:p>
              <text:p text:style-name="P1">共産党 (きょうさんとう) - Communist Part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.む　う.まれる　うぶ-　む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姉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市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使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始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思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止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紙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試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死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私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字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ARKE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ity - tow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市場 (いちば) - market</text:p>
              <text:p text:style-name="P1">市民 (しみん) - citizen</text:p>
              <text:p text:style-name="P1">都市 (とし) - town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い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LDER SISTER</text:p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姉妹 (きょうだい) - sisters</text:p>
              <text:p text:style-name="P1">姉さん (あねさん) - elder sister</text:p>
              <text:p text:style-name="P1">義姉 (あね) - sister-in-law (elder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ね　はは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MMENC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egi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始める (はじめる) - to start</text:p>
              <text:p text:style-name="P1">始まる (はじまる) - to begin</text:p>
              <text:p text:style-name="P1">開始 (かいし) - star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はじ.める　-はじ.める　はじ.ま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USE</text:p>
            </draw:text-box>
            <svg:title>english</svg:title>
          </draw:frame>
          <draw:frame draw:style-name="gr2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使う (つかう) - to use (a thing, method, etc.)</text:p>
              <text:p text:style-name="P1">使用 (しよう) - use</text:p>
              <text:p text:style-name="P1">大使 (たいし) - ambassado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か.う　つか.い　-つか.い　-づか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OP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halt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禁止 (きんし) - prohibition</text:p>
              <text:p text:style-name="P1">防止 (ぼうし) - prevention</text:p>
              <text:p text:style-name="P1">停止 (ていし) - suspension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と.まる　-ど.まり　と.める　-と.める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THINK</text:p>
            </draw:text-box>
            <svg:title>english</svg:title>
          </draw:frame>
          <draw:frame draw:style-name="gr2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思う (おもう) - to think</text:p>
              <text:p text:style-name="P1">思い (おもい) - thought</text:p>
              <text:p text:style-name="P1">意思 (いし) - inten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も.う　おもえら.く　おぼ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ES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ry - attempt - experiment - ordea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試合 (しあい) - match</text:p>
              <text:p text:style-name="P1">試験 (しけん) - examination</text:p>
              <text:p text:style-name="P1">入試 (にゅうし) - entrance examinatio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こころ.みる　ため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PAPER</text:p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手紙 (てがみ) - letter</text:p>
              <text:p text:style-name="P1">用紙 (ようし) - blank form</text:p>
              <text:p text:style-name="P1">紙面 (しめん) - space (page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RIVAT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 - me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私立 (しりつ) - private (establishment)</text:p>
              <text:p text:style-name="P1">私邸 (してい) - private residence</text:p>
              <text:p text:style-name="P1">私的 (してき) - personal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わたくし　わたし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DEAT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i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死去 (しきょ) - death</text:p>
              <text:p text:style-name="P1">死亡 (しぼう) - death</text:p>
              <text:p text:style-name="P1">死ぬ (しぬ) - to di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.ぬ　し.に-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HARACT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etter - word - section of villa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赤字 (あかじ) - deficit</text:p>
              <text:p text:style-name="P1">数字 (すうじ) - numeral</text:p>
              <text:p text:style-name="P1">黒字 (くろじ) - balance (figure) in the black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あざ　あざな　-な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MATTE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thing - fact - business - reason - possibl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　ズ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事件 (じけん) - event</text:p>
              <text:p text:style-name="P1">事業 (じぎょう) - project</text:p>
              <text:p text:style-name="P1">理事 (りじ) - directo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こと　つか.う　つか.え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室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質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持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自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写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者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主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首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借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弱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終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UBSTANC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quality - matter - temperamen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ツ　シチ　チ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質問 (しつもん) - question</text:p>
              <text:p text:style-name="P1">物質 (ぶっしつ) - material</text:p>
              <text:p text:style-name="P1">実質 (じっしつ) - substance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たち　ただ.す　もと　わりふ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OOM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apartment - chamber - greenhouse - cella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教室 (きょうしつ) - classroom</text:p>
              <text:p text:style-name="P1">室内 (しつない) - indoor</text:p>
              <text:p text:style-name="P1">室長 (しつちょう) - room monito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むろ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ONESELF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　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自民党 (じみんとう) - Liberal Democratic Party</text:p>
              <text:p text:style-name="P1">自分 (じぶん) - myself</text:p>
              <text:p text:style-name="P1">自由 (じゆう) - freedom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みずか.ら　おの.ずから　おの.ずと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HOL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av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持つ (もつ) - to hold</text:p>
              <text:p text:style-name="P1">支持 (しじ) - support</text:p>
              <text:p text:style-name="P1">維持 (いじ) - maintenan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も.つ　-も.ち　も.て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OMEON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erson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シャ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記者 (きしゃ) - reporter</text:p>
              <text:p text:style-name="P1">容疑者 (ようぎしゃ) - suspect (person)</text:p>
              <text:p text:style-name="P1">関係者 (かんけいしゃ) - authorized people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もの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COP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 photographed - describ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ャ　ジャ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写真 (しゃしん) - photograph</text:p>
              <text:p text:style-name="P1">描写 (びょうしゃ) - depiction</text:p>
              <text:p text:style-name="P1">写す (うつす) - to transcrib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つ.す　うつ.る　うつ-　うつ.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NECK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ounter for songs and poem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ュ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首相 (しゅしょう) - Prime Minister</text:p>
              <text:p text:style-name="P1">首脳 (しゅのう) - head</text:p>
              <text:p text:style-name="P1">首都 (しゅと) - capital city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くび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LOR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hief - master - main thing - principal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ュ　ス　シ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主張 (しゅちょう) - claim</text:p>
              <text:p text:style-name="P1">喪主 (もしゅ) - chief mourner</text:p>
              <text:p text:style-name="P1">主催 (しゅさい) - organiz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ぬし　おも　あるじ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EAK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rail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ジャ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弱い (よわい) - weak</text:p>
              <text:p text:style-name="P1">弱点 (じゃくてん) - weak point</text:p>
              <text:p text:style-name="P1">弱まる (よわまる) - to abat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よわ.い　よわ.る　よわ.まる　よわ.め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BORROW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nt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ャ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借りる (かりる) - to borrow</text:p>
              <text:p text:style-name="P1">借金 (しゃっきん) - debt</text:p>
              <text:p text:style-name="P1">借入金 (かりいれきん) - loa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.り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N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inish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終わる (おわる) - to finish</text:p>
              <text:p text:style-name="P1">最終 (さいしゅう) - last</text:p>
              <text:p text:style-name="P1">終える (おえる) - to finish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お.わる　-お.わる　おわ.る　お.え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AUTUMN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昨秋 (さくしゅう) - autumn of last year</text:p>
              <text:p text:style-name="P1">春秋 (しゅんじゅう) - spring and autumn</text:p>
              <text:p text:style-name="P1">千秋 (せんしゅう) - thousand years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き　と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住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習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集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春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所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場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色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暑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乗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心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森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EAV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eap up - pile up - nest of boxes - -fol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ュウ　チ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重要 (じゅうよう) - important</text:p>
              <text:p text:style-name="P1">慎重 (しんちょう) - discretion</text:p>
              <text:p text:style-name="P1">重視 (じゅうし) - importance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え　おも.い　おも.り　おも.なう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WELL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eside - live - inhab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ュウ　ヂュウ　チュ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住宅 (じゅうたく) - residence</text:p>
              <text:p text:style-name="P1">住民 (じゅうみん) - citizens</text:p>
              <text:p text:style-name="P1">住む (すむ) - to live (of humans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す.む　す.まう　-ず.ま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GATH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eet - congregate - swarm - flock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集める (あつめる) - to collect</text:p>
              <text:p text:style-name="P1">集まる (あつまる) - to gather</text:p>
              <text:p text:style-name="P1">集中 (しゅうちゅう) - concentration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あつ.まる　あつ.める　つど.う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LEARN</text:p>
            </draw:text-box>
            <svg:title>english</svg:title>
          </draw:frame>
          <draw:frame draw:style-name="gr2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ウ　ジュ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練習 (れんしゅう) - practice</text:p>
              <text:p text:style-name="P1">学習 (がくしゅう) - study</text:p>
              <text:p text:style-name="P1">演習 (えんしゅう) - practi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なら.う　なら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LACE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場所 (ばしょ) - place</text:p>
              <text:p text:style-name="P1">事務所 (じむしょ) - office</text:p>
              <text:p text:style-name="P1">カ所 (かしょ) - passage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ところ　-ところ　どころ　とこ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PRINGTIM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pring (season)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ュ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来春 (らいしゅん) - next spring</text:p>
              <text:p text:style-name="P1">今春 (こんしゅん) - this spring</text:p>
              <text:p text:style-name="P1">青春 (せいしゅん) - yout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は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COLOR</text:p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ョク　シ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色彩 (しきさい) - color</text:p>
              <text:p text:style-name="P1">難色 (なんしょく) - disapproval</text:p>
              <text:p text:style-name="P1">特色 (とくしょく) - characteristic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い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LOCA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a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ョウ　チ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場合 (ばあい) - case</text:p>
              <text:p text:style-name="P1">市場 (いちば) - market</text:p>
              <text:p text:style-name="P1">立場 (たちば) - standpoi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ば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ID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ower - multiplication - record - …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ジョウ　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乗る (のる) - to get on</text:p>
              <text:p text:style-name="P1">乗用車 (じょうようしゃ) - passenger vehicle</text:p>
              <text:p text:style-name="P1">乗客 (じょうかく) - passenger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の.る　-の.り　の.せ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ULTR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hot - summer heat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暑い (あつい) - hot (weather, etc.)</text:p>
              <text:p text:style-name="P1">暑さ (あつさ) - heat (of the weather)</text:p>
              <text:p text:style-name="P1">猛暑 (もうしょ) - heat wav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つ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ORES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ood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森林 (しんりん) - forest</text:p>
              <text:p text:style-name="P1">森閑 (しんかん) - silence</text:p>
              <text:p text:style-name="P1">森厳 (しんげん) - solemn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も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HEAR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ind - spirit - heart radical (no. 61)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中心 (ちゅうしん) - center</text:p>
              <text:p text:style-name="P1">関心 (かんしん) - concern</text:p>
              <text:p text:style-name="P1">心配 (しんぱい) - worr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こころ　-ごこ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真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親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世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正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赤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切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声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青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説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洗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AP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rawing - plan - unexpected - accidentall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ズ　ト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図る (はかる) - to plot</text:p>
              <text:p text:style-name="P1">図書館 (ずしょかん) - library</text:p>
              <text:p text:style-name="P1">意図 (いと) - intention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え　はか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DVANC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roceed - progress - promo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進める (すすめる) - to advance</text:p>
              <text:p text:style-name="P1">進む (すすむ) - to advance</text:p>
              <text:p text:style-name="P1">推進 (すいしん) - propuls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すす.む　すす.め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AREN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intimacy - relative - familiarity - dealer (cards)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母親 (ははおや) - mother</text:p>
              <text:p text:style-name="P1">父親 (ちちおや) - father</text:p>
              <text:p text:style-name="P1">両親 (ふたおや) - parents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おや　おや-　した.しい　した.しむ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RU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reality - Buddhist sec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写真 (しゃしん) - photograph</text:p>
              <text:p text:style-name="P1">真剣 (しんけん) - seriousness</text:p>
              <text:p text:style-name="P1">真相 (しんそう) - truth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　ま-　まこと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ORREC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justice - righteous - 10**40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改正 (かいせい) - revision</text:p>
              <text:p text:style-name="P1">修正 (しゅうせい) - amendment</text:p>
              <text:p text:style-name="P1">正式 (せいしき) - due form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ただ.しい　ただ.す　まさ　まさ.に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GENERA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orld - society - public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イ　セ　ソ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世界 (せかい) - the world</text:p>
              <text:p text:style-name="P1">世紀 (せいき) - century</text:p>
              <text:p text:style-name="P1">世論 (せろん) - public opin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よ　さんじゅ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CU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utoff - be sharp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ツ　サ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切る (きる) - to cut (usu. to cut through)</text:p>
              <text:p text:style-name="P1">大切 (たいせつ) - important</text:p>
              <text:p text:style-name="P1">切れる (きれる) - to cut well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き.る　-き.る　き.り　-き.り　-ぎ.り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RED</text:p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キ　シャ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赤字 (あかじ) - deficit</text:p>
              <text:p text:style-name="P1">赤い (あかい) - red</text:p>
              <text:p text:style-name="P1">真っ赤 (まっか) - bright re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か　あか-　あか.い　あか.らむ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LU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reen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青年 (せいねん) - youth</text:p>
              <text:p text:style-name="P1">青山 (せいざん) - blue or green mountain</text:p>
              <text:p text:style-name="P1">青木 (あおき) - Japanese laurel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あお　あお-　あお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VOICE</text:p>
            </draw:text-box>
            <svg:title>english</svg:title>
          </draw:frame>
          <draw:frame draw:style-name="gr2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音声 (おんじょう) - voice</text:p>
              <text:p text:style-name="P1">歓声 (かんせい) - cheer</text:p>
              <text:p text:style-name="P1">声援 (せいえん) - encouragemen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こえ　こわ-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AS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quire into - prob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洗う (あらう) - to wash</text:p>
              <text:p text:style-name="P1">洗濯 (せんたく) - washing</text:p>
              <text:p text:style-name="P1">洗剤 (せんざい) - detergent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あら.う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RUMO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opinion - theor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ツ　ゼ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説明 (せつめい) - explanation</text:p>
              <text:p text:style-name="P1">演説 (えんぜつ) - speech</text:p>
              <text:p text:style-name="P1">小説 (しょうせつ) - nove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.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送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族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早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走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村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太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貸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代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体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待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台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題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RIB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famil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ゾ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家族 (かぞく) - family</text:p>
              <text:p text:style-name="P1">民族 (みんぞく) - people</text:p>
              <text:p text:style-name="P1">遺族 (いぞく) - bereaved family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SCOR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n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放送 (ほうそう) - broadcast</text:p>
              <text:p text:style-name="P1">送る (おくる) - to send (a thing)</text:p>
              <text:p text:style-name="P1">輸送 (ゆそう) - transpor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UN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走る (はしる) - to run</text:p>
              <text:p text:style-name="P1">走者 (そうしゃ) - runner</text:p>
              <text:p text:style-name="P1">逃走 (とうそう) - fligh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はし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EARL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as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ウ　サッ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早い (はやい) - fast</text:p>
              <text:p text:style-name="P1">早期 (そうき) - early stage</text:p>
              <text:p text:style-name="P1">早急 (さっきゅう) - urg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や.い　はや　はや-　はや.まる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LUMP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hick - big around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タイ　タ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太平洋 (たいへいよう) - Pacific Ocean</text:p>
              <text:p text:style-name="P1">皇太子 (こうたいし) - crown prince</text:p>
              <text:p text:style-name="P1">太陽 (たいよう) - sun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ふと.い　ふと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VILLAG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ow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農村 (のうそん) - agricultural community</text:p>
              <text:p text:style-name="P1">町村 (ちょうそん) - towns and villages</text:p>
              <text:p text:style-name="P1">山村 (さんそん) - mountain villag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むら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SUBSTITUT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hange - convert - replace - period - ag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ダイ　タ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代表 (だいひょう) - representative</text:p>
              <text:p text:style-name="P1">時代 (じだい) - period</text:p>
              <text:p text:style-name="P1">年代 (ねんだい) - age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か.わる　かわ.る　かわ.り　か.わり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LEND</text:p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貸す (かす) - to lend</text:p>
              <text:p text:style-name="P1">貸出 (かしだし) - lending</text:p>
              <text:p text:style-name="P1">賃貸 (ちんたい) - leas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.す　か.し-　かし-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AI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epend on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期待 (きたい) - expectation</text:p>
              <text:p text:style-name="P1">待つ (まつ) - to wait</text:p>
              <text:p text:style-name="P1">招待 (しょうたい) - invitation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ま.つ　-ま.ち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BOD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ubstance - object - reality - counter for images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タイ　テ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団体 (だんたい) - organization</text:p>
              <text:p text:style-name="P1">全体 (ぜんたい) - whole</text:p>
              <text:p text:style-name="P1">体制 (たいせい) - ord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らだ　かたち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OPIC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ubjec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問題 (もんだい) - problem</text:p>
              <text:p text:style-name="P1">課題 (かだい) - subject</text:p>
              <text:p text:style-name="P1">話題 (わだい) - topic</text:p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PEDESTAL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 stand - counter for machines and vehicle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ダイ　タ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舞台 (ぶたい) - stage(theater)</text:p>
              <text:p text:style-name="P1">台湾 (たいわん) - Taiwan</text:p>
              <text:p text:style-name="P1">仙台 (せんだい) - Sendai (city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てな　われ　つかさ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地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池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知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着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朝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町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昼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鳥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通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O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istern - pool - reservoi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チ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電池 (でんち) - battery</text:p>
              <text:p text:style-name="P1">乾電池 (かんでんち) - dry cell</text:p>
              <text:p text:style-name="P1">貯水池 (ちょすいち) - reservoir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いけ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GROUN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earth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チ　ジ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地域 (ちいき) - area</text:p>
              <text:p text:style-name="P1">地方 (じかた) - area</text:p>
              <text:p text:style-name="P1">地球 (ちきゅう) - the earth</text:p>
            </draw:text-box>
            <svg:title>examples</svg:title>
          </draw:frame>
          <draw:frame draw:style-name="gr26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KNOW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isdom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知る (しる) - to know</text:p>
              <text:p text:style-name="P1">知事 (ちじ) - prefectural governor</text:p>
              <text:p text:style-name="P1">県知事 (けんちじ) - prefectural governor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し.る　し.らせ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SHOR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revity - fault - defect - weak poin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短い (みじかい) - short</text:p>
              <text:p text:style-name="P1">短期 (たんき) - short term</text:p>
              <text:p text:style-name="P1">短縮 (たんしゅく) - shorten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みじか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rrive - wear - counter for suits of clothing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チャク　ジャ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決着 (けっちゃく) - conclusion</text:p>
              <text:p text:style-name="P1">到着 (とうちゃく) - arrival</text:p>
              <text:p text:style-name="P1">定着 (ていちゃく) - taking hold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き.る　-ぎ　き.せる　-き.せ　つ.く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TEA</text:p>
            </draw:text-box>
            <svg:title>english</svg:title>
          </draw:frame>
          <draw:frame draw:style-name="gr2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チャ　サ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お茶 (おちゃ) - tea (usu. green)</text:p>
              <text:p text:style-name="P1">喫茶店 (きっさてん) - coffee lounge</text:p>
              <text:p text:style-name="P1">紅茶 (こうちゃ) - black tea</text:p>
            </draw:text-box>
            <svg:title>examples</svg:title>
          </draw:frame>
          <draw:frame draw:style-name="gr26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OW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village - block - stree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同町 (どうちょう) - the same town</text:p>
              <text:p text:style-name="P1">町長 (ちょうちょう) - town headman</text:p>
              <text:p text:style-name="P1">町内 (ちょうない) - neighborhood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まち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MORNIN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ynasty - regime - epoch - period - (North) Korea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北朝鮮 (きたちょうせん) - North Korea</text:p>
              <text:p text:style-name="P1">朝鮮 (ちょうせん) - Korea</text:p>
              <text:p text:style-name="P1">朝日 (あさひ) - morning su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さ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OU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rrigate - shed (tears) - flow into - …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チュ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注目 (ちゅうもく) - notice</text:p>
              <text:p text:style-name="P1">注意 (ちゅうい) - caution</text:p>
              <text:p text:style-name="P1">注文 (ちゅうもん) - order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そそ.ぐ　さ.す　つ.ぐ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DAYTIM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noon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昼食 (ちゅうしょく) - lunch</text:p>
              <text:p text:style-name="P1">昼間 (ちゅうかん) - daytime</text:p>
              <text:p text:style-name="P1">昼夜 (ちゅうや) - day and nigh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ひ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RAFFIC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ass through - avenue - commute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ツウ　ツ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通り (とおり) - avenue</text:p>
              <text:p text:style-name="P1">見通し (みとおし) - unobstructed view</text:p>
              <text:p text:style-name="P1">通信 (つうしん) - correspondenc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とお.る　とお.り　-とお.り　-どお.り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BIRD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hicke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野鳥 (やちょう) - wild bird</text:p>
              <text:p text:style-name="P1">飛鳥 (ひちょう) - flying bird</text:p>
              <text:p text:style-name="P1">鳥類 (ちょうるい) - birds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転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田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低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都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度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頭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働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冬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答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動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同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ICE FIEL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ice padd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デ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上田 (じょうでん) - high rice field</text:p>
              <text:p text:style-name="P1">本田 (ほんでん) - rice paddy</text:p>
              <text:p text:style-name="P1">水田 (すいでん) - paddy field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た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VOLV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turn around - chang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テ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転換 (てんかん) - convert</text:p>
              <text:p text:style-name="P1">運転 (うんてん) - operation</text:p>
              <text:p text:style-name="P1">逆転 (ぎゃくてん) - chang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ころ.がる　ころ.げる　ころ.がす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YOUNGER BROTH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aithful service to elder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テイ　ダイ　デ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兄弟 (きょうだい) - siblings</text:p>
              <text:p text:style-name="P1">弟子 (ていし) - pupil</text:p>
              <text:p text:style-name="P1">子弟 (してい) - young(er) peopl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おとうと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LOW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hort - humbl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テ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低下 (ていか) - fall</text:p>
              <text:p text:style-name="P1">最低 (さいてい) - least</text:p>
              <text:p text:style-name="P1">低迷 (ていめい) - hanging low (over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ひく.い　ひく.める　ひく.ま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EGREES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occurrence - time - counter for occurrences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ド　ト　タ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制度 (せいど) - system</text:p>
              <text:p text:style-name="P1">年度 (ねんど) - year</text:p>
              <text:p text:style-name="P1">程度 (ていど) - degree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たび　-た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METROPOLIS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apita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ト　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京都 (きょうと) - Kyoto</text:p>
              <text:p text:style-name="P1">都市 (とし) - town</text:p>
              <text:p text:style-name="P1">都内 (とない) - metropolitan area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みやこ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WORK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kokuji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ドウ　リュク　リキ　ロク　リョ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働く (はたらく) - to work</text:p>
              <text:p text:style-name="P1">労働 (ろうどう) - manual labor</text:p>
              <text:p text:style-name="P1">労働者 (ろうどうしゃ) - laborer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はたら.く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HEA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unter for large animal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ウ　ズ　ト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冒頭 (ぼうとう) - beginning</text:p>
              <text:p text:style-name="P1">先頭 (せんとう) - head</text:p>
              <text:p text:style-name="P1">頭取 (とうどり) - presid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たま　かしら　-がしら　かぶ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OLU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answer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答える (こたえる) - to answer</text:p>
              <text:p text:style-name="P1">回答 (かいとう) - reply</text:p>
              <text:p text:style-name="P1">答申 (とうしん) - report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こた.える　こた.え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WINTER</text:p>
            </draw:text-box>
            <svg:title>english</svg:title>
          </draw:frame>
          <draw:frame draw:style-name="gr2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冬季 (とうき) - winter</text:p>
              <text:p text:style-name="P1">冬場 (ふゆば) - the winter season</text:p>
              <text:p text:style-name="P1">暖冬 (だんとう) - mild wint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ふゆ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AM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gree - equa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ド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同じ (おなじ) - same</text:p>
              <text:p text:style-name="P1">同日 (どうじつ) - the same day</text:p>
              <text:p text:style-name="P1">共同 (きょうどう) - doing together (as equals)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おな.じ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MOV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otion - change - confusion - shift - shak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活動 (かつどう) - action</text:p>
              <text:p text:style-name="P1">動き (うごき) - movement</text:p>
              <text:p text:style-name="P1">運動 (うんどう) - mo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ご.く　うご.か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肉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堂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発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飯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不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風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病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品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服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物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ELL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販売 (はんばい) - sales</text:p>
              <text:p text:style-name="P1">発売 (はつばい) - sale</text:p>
              <text:p text:style-name="P1">売る (うる) - to sell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う.る　う.れ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EAT</text:p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ニ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皮肉 (ひにく) - cynicism</text:p>
              <text:p text:style-name="P1">筋肉 (きんにく) - muscle</text:p>
              <text:p text:style-name="P1">牛肉 (ぎゅうにく) - beef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しし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PECIAL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ト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特別 (とくべつ) - special</text:p>
              <text:p text:style-name="P1">特に (とくに) - particularly</text:p>
              <text:p text:style-name="P1">特徴 (とくちょう) - feature</text:p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PUBLIC CHAMB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al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食堂 (しょくどう) - dining room</text:p>
              <text:p text:style-name="P1">講堂 (こうどう) - auditorium</text:p>
              <text:p text:style-name="P1">公会堂 (こうかいどう) - town hall</text:p>
            </draw:text-box>
            <svg:title>examples</svg:title>
          </draw:frame>
          <draw:frame draw:style-name="gr26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EAL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oiled rice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ハ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米飯 (べいはん) - cooked rice</text:p>
              <text:p text:style-name="P1">炊飯器 (すいはんき) - rice cooker</text:p>
              <text:p text:style-name="P1">大飯 (おおめし) - large meal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め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DISCHARG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eparture - publish - emit - start from - disclos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ハツ　ホ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発表 (はっぴょう) - announcement</text:p>
              <text:p text:style-name="P1">開発 (かいはつ) - development</text:p>
              <text:p text:style-name="P1">発言 (はつげん) - uttera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.つ　あば.く　おこ.る　つか.わす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WIN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ir - style - mann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フウ　フ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台風 (たいふう) - typhoon</text:p>
              <text:p text:style-name="P1">風景 (ふうけい) - scenery</text:p>
              <text:p text:style-name="P1">風土 (ふうど) - natural features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かぜ　かざ-　-かぜ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NEGATIV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on- - bad - ugly - clums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フ　ブ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不足 (ふそく) - insufficiency</text:p>
              <text:p text:style-name="P1">不安 (ふあん) - anxiety</text:p>
              <text:p text:style-name="P1">不況 (ふきょう) - recession</text:p>
            </draw:text-box>
            <svg:title>examples</svg:title>
          </draw:frame>
          <draw:frame draw:style-name="gr26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OOD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efinement - dignity - article - …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ヒン　ホ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商品 (しょうひん) - commodity</text:p>
              <text:p text:style-name="P1">製品 (せいひん) - manufactured goods</text:p>
              <text:p text:style-name="P1">部品 (ぶひん) - parts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しな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I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ick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ビョウ　ヘ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病院 (びょういん) - hospital</text:p>
              <text:p text:style-name="P1">病気 (びょうき) - illness</text:p>
              <text:p text:style-name="P1">水俣病 (みなまたびょう) - Minamata diseas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や.む　-や.み　やま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HING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object - matte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ブツ　モツ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動物 (どうぶつ) - animal</text:p>
              <text:p text:style-name="P1">人物 (じんぶつ) - character</text:p>
              <text:p text:style-name="P1">建物 (たてもの) - building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もの　もの-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CLOTHING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dmit - obey - discharg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克服 (こくふく) - subjugation</text:p>
              <text:p text:style-name="P1">制服 (せいふく) - uniform</text:p>
              <text:p text:style-name="P1">服装 (ふくそう) - garments</text:p>
            </draw:text-box>
            <svg:title>examples</svg:title>
          </draw:frame>
          <draw:frame draw:style-name="gr26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便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勉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文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別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歩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方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民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明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妹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味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問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門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XERTION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ベ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勉強 (べんきょう) - study</text:p>
              <text:p text:style-name="P1">勤勉 (きんべん) - industry</text:p>
              <text:p text:style-name="P1">勉学 (べんがく) - study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つと.め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NVENIENCE</text:p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ベン　ビ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郵便 (ゆうびん) - mail</text:p>
              <text:p text:style-name="P1">便利 (べんり) - convenient</text:p>
              <text:p text:style-name="P1">郵便局 (ゆうびんきょく) - post offi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よ.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EPARA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ranch off - diverge - fork - another - extra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ベ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特別 (とくべつ) - special</text:p>
              <text:p text:style-name="P1">告別 (こくべつ) - farewell</text:p>
              <text:p text:style-name="P1">差別 (さべつ) - discrimination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わか.れる　わ.け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SENTENC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literature - style - art - decoration - figures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ブン　モ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文化 (ぶんか) - culture</text:p>
              <text:p text:style-name="P1">文書 (ぶんしょ) - document</text:p>
              <text:p text:style-name="P1">文学 (ぶんがく) - literatur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ふみ　あ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IRECTI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erson - alternative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一方 (いっぽう) - one (esp. of two)</text:p>
              <text:p text:style-name="P1">方針 (ほうしん) - objective</text:p>
              <text:p text:style-name="P1">地方 (じかた) - area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かた　-かた　-がた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WAL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unter for step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ホ　ブ　フ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歩く (あるく) - to walk</text:p>
              <text:p text:style-name="P1">譲歩 (じょうほ) - concession</text:p>
              <text:p text:style-name="P1">一歩 (いっぽ) - step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る.く　あゆ.む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BRIGH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ligh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メイ　ミョウ　ミ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明らか (あきらか) - obvious</text:p>
              <text:p text:style-name="P1">表明 (ひょうめい) - declaration</text:p>
              <text:p text:style-name="P1">説明 (せつめい) - explanatio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あ.かり　あか.るい　あか.るむ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PEOPL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ation - subject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ミ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自民党 (じみんとう) - Liberal Democratic Party</text:p>
              <text:p text:style-name="P1">国民 (こくみん) - nation</text:p>
              <text:p text:style-name="P1">市民 (しみん) - citize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LAVO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aste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ミ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意味 (いみ) - meaning</text:p>
              <text:p text:style-name="P1">興味 (きょうみ) - interest (in something)</text:p>
              <text:p text:style-name="P1">気味 (きび) - sensation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あじ　あじ.わ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YOUNGER SISTER</text:p>
            </draw:text-box>
            <svg:title>english</svg:title>
          </draw:frame>
          <draw:frame draw:style-name="gr2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マ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姉妹 (きょうだい) - sisters</text:p>
              <text:p text:style-name="P1">弟妹 (ていまい) - younger brother and sister</text:p>
              <text:p text:style-name="P1">義妹 (いもうと) - sister-in-law (younger)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もうと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ounter for cannon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モ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部門 (ぶもん) - class</text:p>
              <text:p text:style-name="P1">専門 (せんもん) - specialty</text:p>
              <text:p text:style-name="P1">専門家 (せんもんか) - specialist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かど　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QUESTION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sk - problem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モ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問題 (もんだい) - problem</text:p>
              <text:p text:style-name="P1">訪問 (ほうもん) - call</text:p>
              <text:p text:style-name="P1">問う (とう) - to ask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.う　と.い　と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薬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有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夜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野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夕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曜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理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旅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洋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料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力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OSSES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ave - exist - happen - occur - approx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ユウ　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有力 (ゆうりょく) - influential</text:p>
              <text:p text:style-name="P1">有効 (ゆうこう) - validity</text:p>
              <text:p text:style-name="P1">有権者 (ゆうけんしゃ) - voter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あ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EDICIN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hemical - enamel - gunpowder - benef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ヤ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麻薬 (まやく) - narcotic drugs</text:p>
              <text:p text:style-name="P1">医薬品 (いやくひん) - medical supplies</text:p>
              <text:p text:style-name="P1">薬物 (やくぶつ) - medicin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す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LAIN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ield - rustic - civilian lif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ヤ　ショ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野党 (やとう) - opposition party</text:p>
              <text:p text:style-name="P1">野球 (やきゅう) - baseball</text:p>
              <text:p text:style-name="P1">分野 (ぶんや) - field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の　の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NIGH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evening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日夜 (にちや) - day and night</text:p>
              <text:p text:style-name="P1">深夜 (しんや) - late at night</text:p>
              <text:p text:style-name="P1">夜間 (やかん) - at nigh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よ　よ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EEKDAY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曜日 (ようび) - day of the week</text:p>
              <text:p text:style-name="P1">土曜 (どよう) - Saturday</text:p>
              <text:p text:style-name="P1">日曜 (にちよう) - Sunday</text:p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EVENING</text:p>
            </draw:text-box>
            <svg:title>english</svg:title>
          </draw:frame>
          <draw:frame draw:style-name="gr2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夕食 (ゆうしょく) - evening meal</text:p>
              <text:p text:style-name="P1">夕方 (ゆうがた) - evening</text:p>
              <text:p text:style-name="P1">夕刊 (ゆうかん) - evening pap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ゆ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RI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rave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リョ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旅行 (りょこう) - travel</text:p>
              <text:p text:style-name="P1">旅客 (りょかく) - passenger (transport)</text:p>
              <text:p text:style-name="P1">旅館 (りょかん) - Japanese hotel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たび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LOGIC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rrangement - reason - justice - truth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リ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理事 (りじ) - director</text:p>
              <text:p text:style-name="P1">理由 (りゆう) - reason</text:p>
              <text:p text:style-name="P1">管理 (かんり) - contro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ことわ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UTILIZ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usiness - service - use - employ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利用 (りよう) - use</text:p>
              <text:p text:style-name="P1">使用 (しよう) - use</text:p>
              <text:p text:style-name="P1">採用 (さいよう) - us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もち.い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OCEA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western styl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太平洋 (たいへいよう) - Pacific Ocean</text:p>
              <text:p text:style-name="P1">東洋 (とうよう) - Orient</text:p>
              <text:p text:style-name="P1">大西洋 (たいせいよう) - Atlantic Ocean</text:p>
            </draw:text-box>
            <svg:title>examples</svg:title>
          </draw:frame>
          <draw:frame draw:style-name="gr26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OW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trength - strong - strain - bear up - exer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リョク　リキ　リ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協力 (きょうりょく) - cooperation</text:p>
              <text:p text:style-name="P1">努力 (どりょく) - great effort</text:p>
              <text:p text:style-name="P1">勢力 (せいりょく) - influenc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ちから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FE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aterial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資料 (しりょう) - materials</text:p>
              <text:p text:style-name="P1">料理 (りょうり) - cooking</text:p>
              <text:p text:style-name="P1">料金 (りょうきん) - fee</text:p>
            </draw:text-box>
            <svg:title>examples</svg:title>
          </draw:frame>
          <draw:frame draw:style-name="gr26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6.085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8.818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8.818cm">
            <draw:text-box>
              <text:p/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6.085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8.818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8.818cm">
            <draw:text-box>
              <text:p/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林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12.964cm" svg:y="1.453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4.186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4.186cm">
            <draw:text-box>
              <text:p/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0.717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13.451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13.451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0.717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13.451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13.451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3.464cm" svg:y="15.256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17.989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17.989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8cm" svg:y="6.108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8cm" svg:y="7.52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8.872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1cm" svg:x="10.807cm" svg:y="6.106cm">
            <draw:text-box>
              <text:p/>
            </draw:text-box>
            <svg:title>english</svg:title>
          </draw:frame>
          <draw:frame draw:style-name="gr2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7cm" svg:y="7.52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7cm" svg:y="8.871cm">
            <draw:text-box>
              <text:p/>
            </draw:text-box>
            <svg:title>examples</svg:title>
          </draw:frame>
          <draw:frame draw:style-name="gr26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7cm" svg:y="1.49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7cm" svg:y="2.904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7cm" svg:y="4.255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GROV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es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リ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森林 (しんりん) - forest</text:p>
              <text:p text:style-name="P1">農林 (のうりん) - agriculture and forestry</text:p>
              <text:p text:style-name="P1">植林 (しょくりん) - afforest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や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9cm" svg:y="10.725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41" draw:text-style-name="P1" draw:layer="layout" svg:width="8.929cm" svg:height="0.937cm" svg:x="1.309cm" svg:y="12.138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13.49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8cm" svg:y="10.724cm">
            <draw:text-box>
              <text:p/>
            </draw:text-box>
            <svg:title>english</svg:title>
          </draw:frame>
          <draw:frame draw:style-name="gr2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12.137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13.488cm">
            <draw:text-box>
              <text:p/>
            </draw:text-box>
            <svg:title>examples</svg:title>
          </draw:frame>
          <draw:frame draw:style-name="gr26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6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41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7cm" svg:y="15.337cm">
            <draw:text-box>
              <text:p/>
            </draw:text-box>
            <svg:title>english</svg:title>
          </draw:frame>
          <draw:frame draw:style-name="gr2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44" draw:text-style-name="P1" draw:layer="layout" svg:width="8.928cm" svg:height="0.937cm" svg:x="10.807cm" svg:y="16.7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7cm" svg:y="18.102cm">
            <draw:text-box>
              <text:p/>
            </draw:text-box>
            <svg:title>examples</svg:title>
          </draw:frame>
          <draw:frame draw:style-name="gr26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6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5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6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